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UMA BARRAGAN, EDWIN HUMBER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 - SENATI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UMA BARRAGAN, EDWIN HUMBER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75193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1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HECTOR AYAL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2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01:15:0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